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16.642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3.46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8.76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Suite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5099" number:language="en" number:country="IN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 style:font-name-asian="Microsoft YaHei" style:font-name-complex="Mangal"/>
    </style:style>
    <style:style style:name="ce6" style:family="table-cell" style:parent-style-name="Default" style:data-style-name="N5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7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8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3" style:family="table-cell" style:parent-style-name="Default" style:data-style-name="N10099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028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4" style:family="table-cell" style:parent-style-name="Default" style:data-style-name="N5099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content-validations>
        <table:content-validation table:name="val1" table:condition="of:cell-content-is-in-list({&quot;CHROME&quot;;&quot;INTERNET EXPLORER&quot;;&quot;FIREFOX&quot;})" table:allow-empty-cell="true" table:display-list="unsorted" table:base-cell-address="SuiteList.E3">
          <table:error-message table:message-type="warning" table:display="true"/>
        </table:content-validation>
        <table:content-validation table:name="val2" table:condition="of:cell-content-is-in-list({TRUE;FALSE})" table:allow-empty-cell="true" table:display-list="unsorted" table:base-cell-address="SuiteList.I3">
          <table:error-message table:message-type="warning" table:display="true"/>
        </table:content-validation>
        <table:content-validation table:name="val3" table:condition="of:cell-content-is-in-list({TRUE;FALSE})" table:allow-empty-cell="true" table:display-list="unsorted" table:base-cell-address="SuiteList.I11">
          <table:error-message table:message-type="warning" table:display="true"/>
        </table:content-validation>
        <table:content-validation table:name="val4" table:condition="of:cell-content-is-in-list({1;2;3;4;5;6;7})" table:allow-empty-cell="true" table:display-list="unsorted" table:base-cell-address="SuiteList.U3">
          <table:error-message table:message-type="warning" table:display="true"/>
        </table:content-validation>
        <table:content-validation table:name="val5" table:condition="of:cell-content-is-in-list({TRUE;FALSE})" table:allow-empty-cell="true" table:display-list="unsorted" table:base-cell-address="SuiteList.I10">
          <table:error-message table:message-type="warning" table:display="true"/>
        </table:content-validation>
        <table:content-validation table:name="val6" table:condition="of:cell-content-is-in-list({TRUE;FALSE})" table:allow-empty-cell="true" table:display-list="unsorted" table:base-cell-address="SuiteList.M13">
          <table:error-message table:message-type="warning" table:display="true"/>
        </table:content-validation>
        <table:content-validation table:name="val7" table:condition="of:cell-content-is-in-list({TRUE;FALSE})" table:allow-empty-cell="true" table:display-list="unsorted" table:base-cell-address="SuiteList.M21">
          <table:error-message table:message-type="warning" table:display="true"/>
        </table:content-validation>
      </table:content-validations>
      <table:table table:name="Suite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9"/>
        <table:table-column table:style-name="co12" table:default-cell-style-name="ce3"/>
        <table:table-column table:style-name="co11" table:number-columns-repeated="116" table:default-cell-style-name="Default"/>
        <table:table-column table:style-name="co13" table:number-columns-repeated="895" table:default-cell-style-name="Default"/>
        <table:table-row table:style-name="ro1">
          <table:table-cell table:style-name="ce1" office:value-type="string">
            <text:p>Sno</text:p>
          </table:table-cell>
          <table:table-cell table:style-name="ce1" office:value-type="string">
            <text:p>TestCaseName</text:p>
          </table:table-cell>
          <table:table-cell table:style-name="ce1" office:value-type="string">
            <text:p>BrowserName</text:p>
          </table:table-cell>
          <table:table-cell table:style-name="ce1" office:value-type="string">
            <text:p>DesktopWeb</text:p>
          </table:table-cell>
          <table:table-cell table:style-name="ce1" office:value-type="string">
            <text:p>iOSApp</text:p>
          </table:table-cell>
          <table:table-cell table:style-name="ce1" office:value-type="string">
            <text:p>androidWeb</text:p>
          </table:table-cell>
          <table:table-cell table:style-name="ce1" office:value-type="string">
            <text:p>AndroidApp</text:p>
          </table:table-cell>
          <table:table-cell table:style-name="ce1" office:value-type="string">
            <text:p>backEndWeb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startScriptDataRow</text:p>
          </table:table-cell>
          <table:table-cell table:style-name="ce1" office:value-type="string">
            <text:p>endScriptDataRow</text:p>
          </table:table-cell>
          <table:table-cell table:style-name="ce7" office:value-type="string">
            <text:p>IP Address</text:p>
          </table:table-cell>
          <table:table-cell table:style-name="ce11" office:value-type="string">
            <text:p>Remarks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TC_AppRegistration</text:p>
          </table:table-cell>
          <table:table-cell table:style-name="ce4" table:content-validation-name="val1" office:value-type="string">
            <text:p>NA</text:p>
          </table:table-cell>
          <table:table-cell table:style-name="ce6" table:content-validation-name="val2" office:value-type="boolean" office:boolean-value="false">
            <text:p>FALSE</text:p>
          </table:table-cell>
          <table:table-cell table:style-name="ce6" table:content-validation-name="val2" office:value-type="boolean" office:boolean-value="true">
            <text:p>TRUE</text:p>
          </table:table-cell>
          <table:table-cell table:style-name="ce6" table:content-validation-name="val2" office:value-type="boolean" office:boolean-value="false">
            <text:p>FALSE</text:p>
          </table:table-cell>
          <table:table-cell table:style-name="ce6" table:content-validation-name="val3" office:value-type="boolean" office:boolean-value="false">
            <text:p>FALSE</text:p>
          </table:table-cell>
          <table:table-cell table:number-columns-repeated="2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4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TC_VerifyHomePage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6" table:content-validation-name="val2" office:value-type="boolean" office:boolean-value="false">
            <text:p>FALSE</text:p>
          </table:table-cell>
          <table:table-cell table:style-name="ce6" table:content-validation-name="val3" office:value-type="boolean" office:boolean-value="false">
            <text:p>FALSE</text:p>
          </table:table-cell>
          <table:table-cell table:number-columns-repeated="2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4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TC_VerifyCarouselCards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6" table:content-validation-name="val2" office:value-type="boolean" office:boolean-value="false">
            <text:p>FALSE</text:p>
          </table:table-cell>
          <table:table-cell table:style-name="ce6" table:content-validation-name="val3" office:value-type="boolean" office:boolean-value="false">
            <text:p>FALSE</text:p>
          </table:table-cell>
          <table:table-cell table:number-columns-repeated="2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4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TC_VerifyCarouselSequence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6" table:content-validation-name="val2" office:value-type="boolean" office:boolean-value="false">
            <text:p>FALSE</text:p>
          </table:table-cell>
          <table:table-cell table:style-name="ce6" table:content-validation-name="val3" office:value-type="boolean" office:boolean-value="false">
            <text:p>FALSE</text:p>
          </table:table-cell>
          <table:table-cell table:number-columns-repeated="2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4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TC_VerifyFeedSequence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6" table:content-validation-name="val2" office:value-type="boolean" office:boolean-value="false">
            <text:p>FALSE</text:p>
          </table:table-cell>
          <table:table-cell table:style-name="ce6" table:content-validation-name="val3" office:value-type="boolean" office:boolean-value="false">
            <text:p>FALSE</text:p>
          </table:table-cell>
          <table:table-cell table:number-columns-repeated="2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4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TC_VerifyFeedAllCards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6" table:content-validation-name="val2" office:value-type="boolean" office:boolean-value="false">
            <text:p>FALSE</text:p>
          </table:table-cell>
          <table:table-cell table:style-name="ce6" table:content-validation-name="val3" office:value-type="boolean" office:boolean-value="false">
            <text:p>FALSE</text:p>
          </table:table-cell>
          <table:table-cell table:number-columns-repeated="2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4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 table:number-rows-repeated="1048439">
          <table:table-cell table:number-columns-repeated="1024"/>
        </table:table-row>
        <table:table-row table:style-name="ro1" table:number-rows-repeated="23">
          <table:table-cell table:style-name="Gnumeric-default" table:number-columns-repeated="11"/>
          <table:table-cell/>
          <table:table-cell table:style-name="Gnumeric-default" table:number-columns-repeated="117"/>
          <table:table-cell table:number-columns-repeated="895"/>
        </table:table-row>
        <table:table-row table:style-name="ro1" table:number-rows-repeated="106">
          <table:table-cell table:style-name="Gnumeric-default" table:number-columns-repeated="11"/>
          <table:table-cell table:style-name="ce10"/>
          <table:table-cell table:style-name="Gnumeric-default" table:number-columns-repeated="117"/>
          <table:table-cell table:number-columns-repeated="895"/>
        </table:table-row>
        <table:table-row table:style-name="ro1">
          <table:table-cell table:style-name="Gnumeric-default" table:number-columns-repeated="11"/>
          <table:table-cell table:style-name="ce10"/>
          <table:table-cell table:style-name="Gnumeric-default" table:number-columns-repeated="117"/>
          <table:table-cell table:number-columns-repeated="895"/>
        </table:table-row>
      </table:table>
      <table:table table:name="Sheet2" table:style-name="ta2">
        <table:table-column table:style-name="co13" table:default-cell-style-name="ce13"/>
        <table:table-column table:style-name="co13" table:default-cell-style-name="Default"/>
        <table:table-column table:style-name="co13" table:default-cell-style-name="ce13"/>
        <table:table-column table:style-name="co13" table:number-columns-repeated="3" table:default-cell-style-name="Default"/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2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3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3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3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3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3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14" table:content-validation-name="val6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false">
            <text:p>FALS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6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7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Calibri" svg:font-family="Calibri"/>
    <style:font-face style:name="Sans" svg:font-family="San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27/01/2017</text:date>, <text:time>13:2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uiteLis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3:21:09</dc:date>
    <meta:creation-date>2014-12-02T12:13:02Z</meta:creation-date>
    <meta:editing-cycles>443</meta:editing-cycles>
    <meta:editing-duration>P12DT2H54M23S</meta:editing-duration>
    <meta:generator>OpenOffice.org/3.4.1$Unix OpenOffice.org_project/341m1$Build-9593</meta:generator>
    <meta:initial-creator>sakshi juneja</meta:initial-creator>
    <meta:document-statistic meta:table-count="2" meta:cell-count="128" meta:object-count="0"/>
  </office:meta>
</office:document-meta>
</file>